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500000025752BF6137014FC2F.png" manifest:media-type="image/png"/>
  <manifest:file-entry manifest:full-path="Pictures/1000021E000003D3000003D304338CD3BD18C6F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10pt" officeooo:paragraph-rsid="0010d91b" style:font-size-asian="10pt" style:font-size-complex="10pt"/>
    </style:style>
    <style:style style:name="P2" style:family="paragraph" style:parent-style-name="Heading_20_2">
      <style:text-properties fo:font-size="10pt" officeooo:paragraph-rsid="0010d91b" style:font-size-asian="10pt" style:font-size-complex="10pt"/>
    </style:style>
    <style:style style:name="P3" style:family="paragraph" style:parent-style-name="Heading_20_3">
      <style:text-properties fo:font-size="10pt" officeooo:paragraph-rsid="0010d91b" style:font-size-asian="10pt" style:font-size-complex="10pt"/>
    </style:style>
    <style:style style:name="P4" style:family="paragraph" style:parent-style-name="Heading_20_3">
      <style:text-properties fo:font-size="10pt" officeooo:rsid="0016b654" officeooo:paragraph-rsid="0010d91b" style:font-size-asian="10pt" style:font-size-complex="10pt"/>
    </style:style>
    <style:style style:name="P5" style:family="paragraph" style:parent-style-name="Heading_20_3">
      <style:text-properties fo:font-size="10pt" officeooo:rsid="0016d8eb" officeooo:paragraph-rsid="0010d91b" style:font-size-asian="10pt" style:font-size-complex="10pt"/>
    </style:style>
    <style:style style:name="P6" style:family="paragraph" style:parent-style-name="Standard">
      <style:paragraph-properties fo:text-align="start" style:justify-single-word="false"/>
      <style:text-properties style:font-name="Nimbus Sans" fo:font-size="10pt" fo:font-weight="normal" officeooo:rsid="00014c53" officeooo:paragraph-rsid="0010d91b" style:font-size-asian="10pt" style:font-weight-asian="normal" style:font-size-complex="10pt" style:font-weight-complex="normal"/>
    </style:style>
    <style:style style:name="P7" style:family="paragraph" style:parent-style-name="Standard">
      <style:text-properties style:font-name="Nimbus Sans" fo:font-size="10pt" officeooo:rsid="00014c53" officeooo:paragraph-rsid="0010d91b" style:font-size-asian="10pt" style:font-size-complex="10pt"/>
    </style:style>
    <style:style style:name="P8" style:family="paragraph" style:parent-style-name="Standard" style:list-style-name="L1">
      <style:text-properties style:font-name="Nimbus Sans" fo:font-size="10pt" officeooo:rsid="00014c53" officeooo:paragraph-rsid="0010d91b" style:font-size-asian="10pt" style:font-size-complex="10pt"/>
    </style:style>
    <style:style style:name="P9" style:family="paragraph" style:parent-style-name="Standard" style:list-style-name="L7">
      <style:text-properties style:font-name="Nimbus Sans" fo:font-size="10pt" officeooo:rsid="00014c53" officeooo:paragraph-rsid="0010d91b" style:font-size-asian="10pt" style:font-size-complex="10pt"/>
    </style:style>
    <style:style style:name="P10" style:family="paragraph" style:parent-style-name="Standard">
      <style:text-properties style:font-name="Nimbus Sans" fo:font-size="10pt" officeooo:rsid="0003d8f0" officeooo:paragraph-rsid="0010d91b" style:font-size-asian="10pt" style:font-size-complex="10pt"/>
    </style:style>
    <style:style style:name="P11" style:family="paragraph" style:parent-style-name="Standard">
      <style:text-properties style:font-name="Nimbus Sans" fo:font-size="10pt" officeooo:rsid="002f25de" officeooo:paragraph-rsid="0010d91b" style:font-size-asian="10pt" style:font-size-complex="10pt"/>
    </style:style>
    <style:style style:name="P12" style:family="paragraph" style:parent-style-name="Standard" style:list-style-name="L1">
      <style:text-properties style:font-name="Nimbus Sans" fo:font-size="10pt" officeooo:rsid="0006c872" officeooo:paragraph-rsid="0010d91b" style:font-size-asian="10pt" style:font-size-complex="10pt"/>
    </style:style>
    <style:style style:name="P13" style:family="paragraph" style:parent-style-name="Standard" style:list-style-name="L1">
      <style:text-properties style:font-name="Nimbus Sans" fo:font-size="10pt" officeooo:rsid="0019988d" officeooo:paragraph-rsid="0010d91b" style:font-size-asian="10pt" style:font-size-complex="10pt"/>
    </style:style>
    <style:style style:name="P14" style:family="paragraph" style:parent-style-name="Standard">
      <style:text-properties style:font-name="Nimbus Sans" fo:font-size="10pt" officeooo:rsid="000b0403" officeooo:paragraph-rsid="0010d91b" style:font-size-asian="10pt" style:font-size-complex="10pt"/>
    </style:style>
    <style:style style:name="P15" style:family="paragraph" style:parent-style-name="Standard">
      <style:text-properties style:font-name="Nimbus Sans" fo:font-size="10pt" officeooo:rsid="001d7fc8" officeooo:paragraph-rsid="0010d91b" style:font-size-asian="10pt" style:font-size-complex="10pt"/>
    </style:style>
    <style:style style:name="P16" style:family="paragraph" style:parent-style-name="Standard">
      <style:text-properties style:font-name="Nimbus Sans" fo:font-size="10pt" officeooo:rsid="0016b654" officeooo:paragraph-rsid="0010d91b" style:font-size-asian="10pt" style:font-size-complex="10pt"/>
    </style:style>
    <style:style style:name="P17" style:family="paragraph" style:parent-style-name="Standard">
      <style:text-properties style:font-name="Nimbus Sans" fo:font-size="10pt" officeooo:paragraph-rsid="0010d91b" style:font-size-asian="10pt" style:font-size-complex="10pt"/>
    </style:style>
    <style:style style:name="P18" style:family="paragraph" style:parent-style-name="Standard">
      <style:text-properties style:font-name="Nimbus Sans" fo:font-size="10pt" officeooo:paragraph-rsid="00137e8c" style:font-size-asian="10pt" style:font-size-complex="10pt"/>
    </style:style>
    <style:style style:name="P19" style:family="paragraph" style:parent-style-name="Standard">
      <style:text-properties style:font-name="Nimbus Sans" fo:font-size="10pt" officeooo:rsid="002896f3" officeooo:paragraph-rsid="0010d91b" style:font-size-asian="10pt" style:font-size-complex="10pt"/>
    </style:style>
    <style:style style:name="P20" style:family="paragraph" style:parent-style-name="Standard">
      <style:text-properties style:font-name="Nimbus Sans" fo:font-size="10pt" officeooo:rsid="002a1ed0" officeooo:paragraph-rsid="0010d91b" style:font-size-asian="10pt" style:font-size-complex="10pt"/>
    </style:style>
    <style:style style:name="P21" style:family="paragraph" style:parent-style-name="Standard" style:list-style-name="L5">
      <style:text-properties style:font-name="Nimbus Sans" fo:font-size="10pt" officeooo:rsid="002b768b" officeooo:paragraph-rsid="0010d91b" style:font-size-asian="10pt" style:font-size-complex="10pt"/>
    </style:style>
    <style:style style:name="P22" style:family="paragraph" style:parent-style-name="Standard" style:list-style-name="L5">
      <style:text-properties style:font-name="Nimbus Sans" fo:font-size="10pt" officeooo:rsid="002b7cd8" officeooo:paragraph-rsid="0010d91b" style:font-size-asian="10pt" style:font-size-complex="10pt"/>
    </style:style>
    <style:style style:name="P23" style:family="paragraph" style:parent-style-name="Standard">
      <style:text-properties style:font-name="Nimbus Sans" fo:font-size="10pt" officeooo:rsid="002b7cd8" officeooo:paragraph-rsid="0010d91b" style:font-size-asian="10pt" style:font-size-complex="10pt"/>
    </style:style>
    <style:style style:name="P24" style:family="paragraph" style:parent-style-name="Standard">
      <style:text-properties style:font-name="Nimbus Sans" fo:font-size="10pt" officeooo:rsid="0038a0f4" officeooo:paragraph-rsid="0010d91b" style:font-size-asian="10pt" style:font-size-complex="10pt"/>
    </style:style>
    <style:style style:name="P25" style:family="paragraph" style:parent-style-name="Standard">
      <style:text-properties style:font-name="Nimbus Sans" fo:font-size="10pt" officeooo:rsid="003a8c37" officeooo:paragraph-rsid="0010d91b" style:font-size-asian="10pt" style:font-size-complex="10pt"/>
    </style:style>
    <style:style style:name="P26" style:family="paragraph" style:parent-style-name="Standard" style:list-style-name="L6">
      <style:text-properties style:font-name="Nimbus Sans" fo:font-size="10pt" officeooo:rsid="003bd8a1" officeooo:paragraph-rsid="0010d91b" style:font-size-asian="10pt" style:font-size-complex="10pt"/>
    </style:style>
    <style:style style:name="P27" style:family="paragraph" style:parent-style-name="Standard">
      <style:text-properties style:font-name="Nimbus Sans" fo:font-size="10pt" officeooo:rsid="003bd8a1" officeooo:paragraph-rsid="0010d91b" style:font-size-asian="10pt" style:font-size-complex="10pt"/>
    </style:style>
    <style:style style:name="P28" style:family="paragraph" style:parent-style-name="Standard">
      <style:text-properties style:font-name="Nimbus Sans" fo:font-size="10pt" officeooo:rsid="00211edc" officeooo:paragraph-rsid="0010d91b" style:font-size-asian="10pt" style:font-size-complex="10pt"/>
    </style:style>
    <style:style style:name="P29" style:family="paragraph" style:parent-style-name="Standard">
      <style:text-properties style:font-name="Nimbus Sans" fo:font-size="10pt" officeooo:rsid="0022b9e8" officeooo:paragraph-rsid="0010d91b" style:font-size-asian="10pt" style:font-size-complex="10pt"/>
    </style:style>
    <style:style style:name="P30" style:family="paragraph" style:parent-style-name="Standard" style:list-style-name="L7">
      <style:text-properties style:font-name="Nimbus Sans" fo:font-size="10pt" officeooo:rsid="00234131" officeooo:paragraph-rsid="0010d91b" style:font-size-asian="10pt" style:font-size-complex="10pt"/>
    </style:style>
    <style:style style:name="P31" style:family="paragraph" style:parent-style-name="Standard">
      <style:text-properties style:font-name="Nimbus Sans" fo:font-size="10pt" officeooo:rsid="003ddc8e" officeooo:paragraph-rsid="0010d91b" style:font-size-asian="10pt" style:font-size-complex="10pt"/>
    </style:style>
    <style:style style:name="P32" style:family="paragraph" style:parent-style-name="Standard">
      <style:text-properties officeooo:rsid="002f0b5d" officeooo:paragraph-rsid="0010d91b"/>
    </style:style>
    <style:style style:name="P33" style:family="paragraph" style:parent-style-name="Standard">
      <style:text-properties officeooo:rsid="0040cf7b" officeooo:paragraph-rsid="0010d91b"/>
    </style:style>
    <style:style style:name="P34" style:family="paragraph" style:parent-style-name="Standard">
      <style:text-properties fo:font-size="10pt" officeooo:paragraph-rsid="0010d91b" style:font-size-asian="10pt" style:font-size-complex="10pt"/>
    </style:style>
    <style:style style:name="P35" style:family="paragraph" style:parent-style-name="Standard">
      <loext:graphic-properties draw:fill="none"/>
      <style:paragraph-properties fo:margin-left="0cm" fo:margin-right="0cm" fo:text-indent="0cm" style:auto-text-indent="false" fo:background-color="transparent"/>
      <style:text-properties style:font-name="Nimbus Sans" fo:font-size="10pt" officeooo:paragraph-rsid="0010d91b" style:font-size-asian="10pt" style:font-size-complex="10pt"/>
    </style:style>
    <style:style style:name="P36"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Nimbus Sans" fo:font-size="10pt" officeooo:paragraph-rsid="0010d91b" style:font-size-asian="10pt" style:font-size-complex="10pt"/>
    </style:style>
    <style:style style:name="P37"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Nimbus Sans" fo:font-size="10pt" officeooo:paragraph-rsid="0010d91b" style:font-size-asian="10pt" style:font-size-complex="10pt"/>
    </style:style>
    <style:style style:name="P38" style:family="paragraph" style:parent-style-name="Title">
      <style:text-properties fo:font-size="14pt" officeooo:paragraph-rsid="0010d91b" style:font-size-asian="14pt" style:font-size-complex="14pt"/>
    </style:style>
    <style:style style:name="T1" style:family="text">
      <style:text-properties style:font-name="Nimbus Sans"/>
    </style:style>
    <style:style style:name="T2" style:family="text">
      <style:text-properties style:font-name="Nimbus Sans" officeooo:rsid="002b7cd8"/>
    </style:style>
    <style:style style:name="T3" style:family="text">
      <style:text-properties style:font-name="Nimbus Sans" officeooo:rsid="0031fa22"/>
    </style:style>
    <style:style style:name="T4" style:family="text">
      <style:text-properties style:font-name="Nimbus Sans" officeooo:rsid="000e2a50"/>
    </style:style>
    <style:style style:name="T5" style:family="text">
      <style:text-properties style:font-name="Nimbus Sans" officeooo:rsid="00164a07"/>
    </style:style>
    <style:style style:name="T6" style:family="text">
      <style:text-properties style:font-name="Nimbus Sans" officeooo:rsid="00147899"/>
    </style:style>
    <style:style style:name="T7" style:family="text">
      <style:text-properties style:font-name="Nimbus Sans" officeooo:rsid="000ee27d"/>
    </style:style>
    <style:style style:name="T8" style:family="text">
      <style:text-properties style:font-name="Nimbus Sans" officeooo:rsid="0032c5a5"/>
    </style:style>
    <style:style style:name="T9" style:family="text">
      <style:text-properties style:font-name="Nimbus Sans" fo:font-size="11pt" style:font-size-asian="11pt" style:font-size-complex="11pt"/>
    </style:style>
    <style:style style:name="T10" style:family="text">
      <style:text-properties style:font-name="Nimbus Sans" fo:font-size="11pt" officeooo:rsid="002b7cd8" style:font-size-asian="11pt" style:font-size-complex="11pt"/>
    </style:style>
    <style:style style:name="T11" style:family="text">
      <style:text-properties style:font-name="Nimbus Sans" fo:font-size="10pt" style:font-size-asian="10pt" style:font-size-complex="10pt"/>
    </style:style>
    <style:style style:name="T12" style:family="text">
      <style:text-properties style:font-name="Nimbus Sans" fo:font-size="10pt" officeooo:rsid="002b7cd8" style:font-size-asian="10pt" style:font-size-complex="10pt"/>
    </style:style>
    <style:style style:name="T13" style:family="text">
      <style:text-properties officeooo:rsid="002f25de"/>
    </style:style>
    <style:style style:name="T14" style:family="text">
      <style:text-properties officeooo:rsid="000b0403"/>
    </style:style>
    <style:style style:name="T15" style:family="text">
      <style:text-properties officeooo:rsid="000bec11"/>
    </style:style>
    <style:style style:name="T16" style:family="text">
      <style:text-properties officeooo:rsid="0003d8f0"/>
    </style:style>
    <style:style style:name="T17" style:family="text">
      <style:text-properties officeooo:rsid="0005879d"/>
    </style:style>
    <style:style style:name="T18" style:family="text">
      <style:text-properties officeooo:rsid="0006c872"/>
    </style:style>
    <style:style style:name="T19" style:family="text">
      <style:text-properties officeooo:rsid="0007a756"/>
    </style:style>
    <style:style style:name="T20" style:family="text">
      <style:text-properties officeooo:rsid="000855f4"/>
    </style:style>
    <style:style style:name="T21" style:family="text">
      <style:text-properties officeooo:rsid="00095adb"/>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b0403"/>
    </style:style>
    <style:style style:name="T24" style:family="text">
      <style:text-properties officeooo:rsid="000ca2f5"/>
    </style:style>
    <style:style style:name="T25" style:family="text">
      <style:text-properties officeooo:rsid="000e2a50"/>
    </style:style>
    <style:style style:name="T26" style:family="text">
      <style:text-properties officeooo:rsid="0012b19f"/>
    </style:style>
    <style:style style:name="T27" style:family="text">
      <style:text-properties officeooo:rsid="00147899"/>
    </style:style>
    <style:style style:name="T28" style:family="text">
      <style:text-properties officeooo:rsid="000fe253"/>
    </style:style>
    <style:style style:name="T29" style:family="text">
      <style:text-properties officeooo:rsid="001153bb"/>
    </style:style>
    <style:style style:name="T30" style:family="text">
      <style:text-properties officeooo:rsid="0016d8eb"/>
    </style:style>
    <style:style style:name="T31" style:family="text">
      <style:text-properties fo:font-variant="normal" fo:text-transform="none" fo:color="#dcddde" fo:letter-spacing="normal" officeooo:rsid="0016d8eb" loext:padding="0cm" loext:border="none"/>
    </style:style>
    <style:style style:name="T32" style:family="text">
      <style:text-properties fo:font-variant="normal" fo:text-transform="none" fo:color="#000000" fo:letter-spacing="normal" officeooo:rsid="0016d8eb" loext:padding="0cm" loext:border="none"/>
    </style:style>
    <style:style style:name="T33" style:family="text">
      <style:text-properties fo:font-variant="normal" fo:text-transform="none" fo:color="#000000" fo:letter-spacing="normal" fo:font-style="normal" fo:font-weight="normal" officeooo:rsid="0016d8eb" loext:padding="0cm" loext:border="none"/>
    </style:style>
    <style:style style:name="T34" style:family="text">
      <style:text-properties officeooo:rsid="00182d4b"/>
    </style:style>
    <style:style style:name="T35" style:family="text">
      <style:text-properties officeooo:rsid="00186721"/>
    </style:style>
    <style:style style:name="T36" style:family="text">
      <style:text-properties officeooo:rsid="001a3150"/>
    </style:style>
    <style:style style:name="T37" style:family="text">
      <style:text-properties officeooo:rsid="00359386"/>
    </style:style>
    <style:style style:name="T38" style:family="text">
      <style:text-properties officeooo:rsid="0023b665"/>
    </style:style>
    <style:style style:name="T39" style:family="text">
      <style:text-properties officeooo:rsid="001d7fc8"/>
    </style:style>
    <style:style style:name="T40" style:family="text">
      <style:text-properties officeooo:rsid="001b20d8"/>
    </style:style>
    <style:style style:name="T41" style:family="text">
      <style:text-properties officeooo:rsid="001c01af"/>
    </style:style>
    <style:style style:name="T42" style:family="text">
      <style:text-properties officeooo:rsid="001c2577"/>
    </style:style>
    <style:style style:name="T43" style:family="text">
      <style:text-properties officeooo:rsid="00369b80"/>
    </style:style>
    <style:style style:name="T44" style:family="text">
      <style:text-properties officeooo:rsid="0024fe59"/>
    </style:style>
    <style:style style:name="T45" style:family="text">
      <style:text-properties officeooo:rsid="0027bf95"/>
    </style:style>
    <style:style style:name="T46" style:family="text">
      <style:text-properties officeooo:rsid="00267118"/>
    </style:style>
    <style:style style:name="T47" style:family="text">
      <style:text-properties officeooo:rsid="002a1ed0"/>
    </style:style>
    <style:style style:name="T48" style:family="text">
      <style:text-properties officeooo:rsid="002b768b"/>
    </style:style>
    <style:style style:name="T49" style:family="text">
      <style:text-properties officeooo:rsid="002b7cd8"/>
    </style:style>
    <style:style style:name="T50" style:family="text">
      <style:text-properties officeooo:rsid="003bd8a1"/>
    </style:style>
    <style:style style:name="T51" style:family="text">
      <style:text-properties officeooo:rsid="00380da3"/>
    </style:style>
    <style:style style:name="T52" style:family="text">
      <style:text-properties officeooo:rsid="001ffc79"/>
    </style:style>
    <style:style style:name="T53" style:family="text">
      <style:text-properties officeooo:rsid="00211edc"/>
    </style:style>
    <style:style style:name="T54" style:family="text">
      <style:text-properties officeooo:rsid="0022b9e8"/>
    </style:style>
    <style:style style:name="T55" style:family="text">
      <style:text-properties officeooo:rsid="00234131"/>
    </style:style>
    <style:style style:name="T56" style:family="text">
      <style:text-properties officeooo:rsid="0019988d"/>
    </style:style>
    <style:style style:name="T57" style:family="text">
      <style:text-properties officeooo:rsid="0012333d"/>
    </style:style>
    <style:style style:name="T58" style:family="text">
      <style:text-properties officeooo:rsid="00137e8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Projet n°5 : Utilisez les données publiques de l’OpenFoodFacts.</text:p>
      <text:h text:style-name="P1" text:outline-level="1">Présentation du projet.</text:h>
      <text:p text:style-name="P6">Ce projet propose d’élaborer un programme permettant à une personne de pouvoir trouver un substitut plus sain pour un aliment donné.</text:p>
      <text:p text:style-name="P7"/>
      <text:p text:style-name="P32"><text:span text:style-name="T11">Adresse pour les sources du programme : </text:span><text:a xlink:type="simple" xlink:href="https://github.com/ssimper/P5" text:style-name="Internet_20_link" text:visited-style-name="Visited_20_Internet_20_Link"><text:span text:style-name="T12">https://github.com/ssimper/P5</text:span></text:a></text:p>
      <text:p text:style-name="P33"><text:span text:style-name="T11">Lien Trello : </text:span><text:a xlink:type="simple" xlink:href="https://trello.com/b/0vvqPCHI/données-publiques-openfoodfacts" text:style-name="Internet_20_link" text:visited-style-name="Visited_20_Internet_20_Link"><text:span text:style-name="T11">https://trello.com/b/0vvqPCHI/donn%C3%A9es-publiques-openfoodfacts</text:span></text:a></text:p>
      <text:h text:style-name="P1" text:outline-level="1"><text:bookmark-start text:name="__RefHeading___Toc2081_3081698669"/>D<text:span text:style-name="T13">émarche choisie.</text:span><text:bookmark-end text:name="__RefHeading___Toc2081_3081698669"/></text:h>
      <text:p text:style-name="P10">Ma démarche <text:span text:style-name="T13">a été </text:span>de trouver une solution pour extraire un échantillon de produits de la base de données d’OpenFoodFacts et de le placer dans une base MySQL locale. Cette base de données sera ensuite interrogeable via un programme Python qui proposera à un utilisateur plusieurs menus pour obtenir un ou plusieurs produits de substitution.</text:p>
      <text:p text:style-name="P11">Cette démarche se découpe en 3 étapes :</text:p>
      <text:list xml:id="list3519558895" text:style-name="L1">
        <text:list-item>
          <text:p text:style-name="P12">récupération d’un échantillon de produits de la base OpenFoodFacts</text:p>
        </text:list-item>
        <text:list-item>
          <text:p text:style-name="P8"><text:span text:style-name="T14">construction </text:span><text:span text:style-name="T15">et remplissage </text:span><text:span text:style-name="T14">de la base de données</text:span></text:p>
        </text:list-item>
        <text:list-item>
          <text:p text:style-name="P13">création de l’interface utilisateur et des requêtes de traitement.</text:p>
        </text:list-item>
      </text:list>
      <text:h text:style-name="P2" text:outline-level="2"><text:bookmark-start text:name="__RefHeading___Toc2083_3081698669"/><text:span text:style-name="T22">Etape n°1</text:span> : récupération d’un échantillon de produits de la base OpenFoodFacts.<text:bookmark-end text:name="__RefHeading___Toc2083_3081698669"/></text:h>
      <text:p text:style-name="P7"><text:span text:style-name="T16">La première étape de ce projet a été de comprendre comment interroger la </text:span><text:span text:style-name="T17">base de données OpenFoodFacts via son API. Pour cela j’ai utilisé la bibliothèque ‘requests’ qui permet de gérer facilement les requêtes HTTP.</text:span></text:p>
      <text:p text:style-name="P7"><text:span text:style-name="T17">Utilisée avec les bons paramètres elle permet de récupérer une </text:span><text:span text:style-name="T18">réponse</text:span><text:span text:style-name="T17"> au format ‘json’ </text:span><text:span text:style-name="T18">qui peut elle-même être convertie en dictionnaire.</text:span></text:p>
      <text:p text:style-name="P7"><text:span text:style-name="T19">Ceci fait la principale difficulté que j’ai rencontré a été d’identifier la manière dont les données étaient organisées dans le dictionnaire pour retrouver les éléments pertinents permettant de construire le programme.<text:line-break/>J’ai utilisé la méthode keys() pour ressortir les clés du dictionnaire et ai identifié la valeur ‘products’ contenant les éléments utiles pour l’objectif du programme.<text:line-break/></text:span><text:span text:style-name="T20">J’ai ensuite récupéré les éléments de la valeur ‘products’, une série de dictionnaires, pour les mettre dans une liste. A nouveau, avec la méthode keys() j’ai pu identifier les clés utiles pour le programme : ‘code’, ‘product_name_fr’, ‘generic_name_fr’, ‘nutrition_grades’, ‘url’, ‘</text:span><text:span text:style-name="T21">categories’</text:span><text:span text:style-name="T20"> et ‘stores’.</text:span></text:p>
      <text:h text:style-name="P2" text:outline-level="2"><text:bookmark-start text:name="__RefHeading___Toc2085_3081698669"/><text:span text:style-name="T23">Etape n°2</text:span><text:span text:style-name="T14"> : construction </text:span><text:span text:style-name="T15">et remplissage </text:span><text:span text:style-name="T14">de la base de données.</text:span><text:bookmark-end text:name="__RefHeading___Toc2085_3081698669"/></text:h>
      <text:p text:style-name="P14">La détermination du nombre de tables ne m’a pas posé trop de problèmes.</text:p>
      <text:p text:style-name="P14"><text:span text:style-name="T15">J’ai donc créé 7 tables : ‘product’, ‘</text:span><text:span text:style-name="T24">product_store’, ‘store’, ‘product_category’, ‘category’, ‘nutriscore’ et ‘stored_product’. </text:span></text:p>
      <text:p text:style-name="P15">J’ai utilisé la bibliothèque ‘mysql-connector-<text:span text:style-name="T58">python</text:span>’ pour faire dialoguer Python avec MySQL.</text:p>
      <text:p text:style-name="P7"><text:span text:style-name="T25">Ce qui a posé problème a été le remplissage des tables car </text:span><text:span text:style-name="T26">la manière dont sont insérés les produits </text:span><text:span text:style-name="T25">sur OpenFoodFacts </text:span><text:span text:style-name="T26">n’est pas homogène. Tous les critères ne sont pas toujours remplis, il peut y avoir des fautes d’orthographe </text:span><text:span text:style-name="T27">et même des bitmap dans les noms.</text:span></text:p>
      <text:h text:style-name="P3" text:outline-level="3"><text:bookmark-start text:name="__RefHeading___Toc2087_3081698669"/>Cas des mêmes mots orthographiés différemment.<text:bookmark-end text:name="__RefHeading___Toc2087_3081698669"/></text:h>
      <text:p text:style-name="P34"><text:span text:style-name="T3">U</text:span><text:span text:style-name="T4">n même </text:span><text:span text:style-name="T5">magasin</text:span><text:span text:style-name="T4"> peut avoir plusieurs orthographes, </text:span><text:span text:style-name="T6">par exemple </text:span><text:span text:style-name="T4"> : intermarch</text:span><text:span text:style-name="T7">ė</text:span><text:span text:style-name="T4">, intermarché ; </text:span><text:span text:style-name="T7">ce qui </text:span><text:span text:style-name="T8">génère des doublons</text:span><text:span text:style-name="T7"> </text:span><text:span text:style-name="T5">au moment de remplir la table des magasins.</text:span></text:p>
      <text:p text:style-name="P7"><text:span text:style-name="T28">J’ai donc utilisé un CHARSET='utf8mb4' COLLATE 'utf8mb4_unicode_ci' pour qu’un même mot avec plusieurs accentuations différentes soit considérer comme le même mot, </text:span><text:span text:style-name="T29">puis avec la condition ‘UNIQUE’ je me suis assuré qu’une seule enseigne de magasin ne pouvait être entrée.</text:span></text:p>
      <text:h text:style-name="P4" text:outline-level="3"><text:bookmark-start text:name="__RefHeading___Toc2089_3081698669"/>Cas des produits sans nutriscore.<text:bookmark-end text:name="__RefHeading___Toc2089_3081698669"/></text:h>
      <text:p text:style-name="P16">Certains produits sont entrés sans nutriscore, de ce fait je ne les ai pas intégré à la base car dans notre cas c’est le nutriscore qui est le point de comparaison important entre les aliments.</text:p>
      <text:h text:style-name="P5" text:outline-level="3"><text:bookmark-start text:name="__RefHeading___Toc2091_3081698669"/>Cas des bitmap dans le nom des produits.<text:bookmark-end text:name="__RefHeading___Toc2091_3081698669"/></text:h>
      <text:p text:style-name="P17"><text:span text:style-name="T30">Sur un échantillon de 4000 produit, un est apparu avec un bitmap dans le nom :</text:span><text:span text:style-name="T31"><text:line-break/></text:span><text:span text:style-name="T33">"Traitement du produit n°1954 code : 3029330004240 nom : Pain de mie </text:span><text:span text:style-name="T32"><draw:frame draw:style-name="fr1" draw:name="Image1" text:anchor-type="as-char" svg:width="0.374cm" svg:height="0.374cm" draw:z-index="0"><draw:image xlink:href="Pictures/1000021E000003D3000003D304338CD3BD18C6FD.svg" xlink:type="simple" xlink:show="embed" xlink:actuate="onLoad" loext:mime-type="image/svg+xml"/><draw:image xlink:href="Pictures/100002010000002500000025752BF6137014FC2F.png" xlink:type="simple" xlink:show="embed" xlink:actuate="onLoad" loext:mime-type="image/png"/><svg:title>:bread:</svg:title></draw:frame></text:span><text:span text:style-name="T32"><text:s/></text:span><text:span text:style-name="T33">à la farine de seigle description Pain à la farine de seigle nutriscore : a "</text:span></text:p>
      <text:p text:style-name="P17"><text:span text:style-name="T34">Le code du bitmap n’est pas interprété par MySQL et il a fallu que je repère la séquence de caractère et ne pas intég</text:span><text:span text:style-name="T35">rer</text:span><text:span text:style-name="T34"> le produit si cette séquence était présente.</text:span></text:p>
      <text:p text:style-name="P17"><text:span text:style-name="T56">Une fois ces cas vérifiés, le traitement d’insertion des données dans la base peut se poursuivre.</text:span></text:p>
      <text:h text:style-name="P2" text:outline-level="2"><text:bookmark-start text:name="__RefHeading___Toc2093_3081698669"/>Etape 3 : création de l’interface utilisateur et des requêtes de traitement.<text:bookmark-end text:name="__RefHeading___Toc2093_3081698669"/></text:h>
      <text:p text:style-name="P17"><text:span text:style-name="T36">Pour cette étape j’ai créé deux modules : un pour les interactions avec l’utilisateur </text:span><text:span text:style-name="T37">(catalog.py)</text:span><text:span text:style-name="T36">, l’autre pour le traitement des requêtes </text:span><text:span text:style-name="T37">(managers.py)</text:span><text:span text:style-name="T36">.</text:span></text:p>
      <text:p text:style-name="P17"><text:soft-page-break/><text:span text:style-name="T36">Comme le nombre de produits prélevés de la base OpenFoodFacts est relativement élevée (4000 produits) ceci pose un problème pour les afficher </text:span><text:span text:style-name="T38">de façon lisible </text:span><text:span text:style-name="T36">à l’utilisateur </text:span><text:span text:style-name="T39">en mode console.</text:span></text:p>
      <text:p text:style-name="P17"><text:span text:style-name="T37">Pour limiter le nombre d’information à l’écran j</text:span><text:span text:style-name="T36">e propose de faire le choix du produit en </text:span><text:span text:style-name="T37">plusieurs</text:span><text:span text:style-name="T36"> étapes :</text:span></text:p>
      <text:p text:style-name="P36"><text:span text:style-name="T40">→ affichage des catégories → choix de la catégorie </text:span><text:span text:style-name="T41">souhaitée </text:span><text:span text:style-name="T40">→ affichage des sous-catégories correspondantes → choix de la sous-catégorie </text:span><text:span text:style-name="T41">souhaitée </text:span><text:span text:style-name="T40">→ affichage des produits de la sous-catégorie.</text:span></text:p>
      <text:p text:style-name="P36"><text:span text:style-name="T42">L’utilisateur peut choisir le produit et le programme propose la liste des produits de même catégorie mais de nutriscore plus faible.</text:span></text:p>
      <text:p text:style-name="P35"/>
      <text:h text:style-name="P3" text:outline-level="3"><text:bookmark-start text:name="__RefHeading___Toc2095_3081698669"/>Côté programmation : <text:span text:style-name="T43">sélection du produit à substituer</text:span>.<text:bookmark-end text:name="__RefHeading___Toc2095_3081698669"/></text:h>
      <text:p text:style-name="P18"><text:span text:style-name="T57">Une liste de nom de catégorie est créée. </text:span><text:span text:style-name="T58">Dans cette liste</text:span><text:span text:style-name="T57"> n’existe que </text:span><text:span text:style-name="T58">l</text:span><text:span text:style-name="T57">es noms qui ne partages pas leur 4 premières lettres. De cette liste est extrait </text:span><text:span text:style-name="T58">le premier mot du nom de la catégorie. Ce mot est </text:span><text:span text:style-name="T46">plac</text:span><text:span text:style-name="T58">é</text:span><text:span text:style-name="T46"> dans un </text:span><text:span text:style-name="T58">ensemble pour éviter les doublons.</text:span></text:p>
      <text:p text:style-name="P17"><text:span text:style-name="T45">Enfin je réaffecte les valeurs de l’ensemble à une liste de manière ordonnée et numérotée.</text:span></text:p>
      <text:p text:style-name="P19">C’est cette liste qui est proposée à l’utilisateur et lorsqu’il choisit un numéro de catégorie, le programme recherche toute les sous-catégories dont le nom commence par celui de la catégorie choisie. </text:p>
      <text:p text:style-name="P20">Une fois la sous-catégorie choisie le programme rechercher les produits qui partagent cette même sous-catégorie.<text:line-break/>L’utilisateur peut choisir le produit à substituer, choisir une autre catégorie ou une autre sous-catégorie.</text:p>
      <text:p text:style-name="P17"><text:span text:style-name="T47">Dans le cas où il choisit le produit à substituer, le programme va rechercher </text:span><text:span text:style-name="T48">les produits qui partagent les mêmes catégories que le produit initial mais avec de meilleurs nutriscores.</text:span></text:p>
      <text:p text:style-name="P17"/>
      <text:h text:style-name="P3" text:outline-level="3"><text:bookmark-start text:name="__RefHeading___Toc2097_3081698669"/><text:span text:style-name="T48">Côté programmation : </text:span><text:span text:style-name="T43">affichage des produits de substitution.</text:span><text:span text:style-name="T48"> </text:span><text:bookmark-end text:name="__RefHeading___Toc2097_3081698669"/></text:h>
      <text:p text:style-name="P17"><text:span text:style-name="T43">J</text:span><text:span text:style-name="T48">e récupère le code barre du produit d’origine et je fais un</text:span><text:span text:style-name="T43">e</text:span><text:span text:style-name="T48"> requête qui recherche tous les produits :</text:span></text:p>
      <text:list xml:id="list3197605546" text:style-name="L5">
        <text:list-item>
          <text:p text:style-name="P21">qui ont les mêmes catégories que le produit d’origine (sauf lui-même)</text:p>
        </text:list-item>
        <text:list-item>
          <text:p text:style-name="P22">qui ont un nutriscore inférieur à celui du produit d’origine</text:p>
        </text:list-item>
      </text:list>
      <text:p text:style-name="P23">ordonnées par le nombre de catégories en commun.</text:p>
      <text:p text:style-name="P17"><text:span text:style-name="T49">Je limite le résultat au top des 6 produits partageant le plus de catégorie en commun pour garder des produits proches de celui d’origine.</text:span><text:span text:style-name="T42"><text:line-break/></text:span><text:span text:style-name="T39">Cette façon d’opérer associée à un jeu de couleur permet de garder un choix de produits optimal.</text:span></text:p>
      <text:p text:style-name="P17"/>
      <text:h text:style-name="P3" text:outline-level="3"><text:bookmark-start text:name="__RefHeading___Toc2099_3081698669"/>Côté programmation : Affichage des produits enregistrés.<text:bookmark-end text:name="__RefHeading___Toc2099_3081698669"/></text:h>
      <text:p text:style-name="P24">L’affichage des produits enregistrés doit montrer à la fois le produit d’origine et le ou les produits de substitution dans le cas où, pour un même produit, différents produits de substitution ont été choisis.</text:p>
      <text:p text:style-name="P25">Pour cela je créé un ensemble contenant tous les codes barre des produits d’origine.</text:p>
      <text:p text:style-name="P25">Pour chacun de ces produit je récupère les informations de nom, description, nutriscore et url de consultation.</text:p>
      <text:p text:style-name="P25">Toujours pour chacun de ces produits je parcours la tables des produits sauvegardés (stored_product) et récupère les produits de substitution attachés avec leurs informations de nom, description, nutriscore et url de consultation.</text:p>
      <text:p text:style-name="P25">Enfin j’assemble <text:span text:style-name="T50">ces informations dans un tuple contenant :</text:span></text:p>
      <text:list xml:id="list398192383" text:style-name="L6">
        <text:list-item>
          <text:p text:style-name="P26">pour le premier élément, le produit original et les informations de nom, description, nutriscore et lien web</text:p>
        </text:list-item>
        <text:list-item>
          <text:p text:style-name="P26">pour le second, la liste des produits de substitution et leurs information de nom, description, nutriscore et lien web</text:p>
        </text:list-item>
      </text:list>
      <text:p text:style-name="P27">L’ensemble est placé dans une liste pour affichage à l’utilisateur.</text:p>
      <text:p text:style-name="P24"/>
      <text:h text:style-name="P3" text:outline-level="3"><text:bookmark-start text:name="__RefHeading___Toc2101_3081698669"/><text:span text:style-name="T38">Côté programmation : </text:span><text:span text:style-name="T51">fonctionnement du menu.</text:span><text:bookmark-end text:name="__RefHeading___Toc2101_3081698669"/></text:h>
      <text:p text:style-name="P17"><text:span text:style-name="T51">L</text:span><text:span text:style-name="T52">e menu est élaboré sur le principe des automates a état finis. </text:span><text:span text:style-name="T53">Il s’agit d’une boucle ‘while’ dans laquelle on récupère le nom de la prochaine méthode qui sera exécutée. Cette méthode est relativement souple et facilement modifiable. </text:span></text:p>
      <text:p text:style-name="P28">Chaque méthode correspond au choix fait par l’utilisateur et renvoi au le module de traitement des requêtes.</text:p>
      <text:p text:style-name="P29">Chaque réponse donnée par l’utilisateur fait l’objet d’un traitement.</text:p>
      <text:p text:style-name="P29">Pour les cas simples (les choix de numéros correspondent à des sous-menus) pas de problème particulier : toute réponse qui ne correspond pas aux choix possible renvoie au même menu.</text:p>
      <text:p text:style-name="P7"><text:span text:style-name="T54">Pour les cas compliqués (le choix de numéros correspond à des catégories ou produits) </text:span><text:span text:style-name="T55">j’</text:span><text:span text:style-name="T38">ai dû </text:span><text:span text:style-name="T55"><text:s/>travaille</text:span><text:span text:style-name="T38">r</text:span><text:span text:style-name="T55"> par la levée d’exception. Je teste la réponse donnée par l’utilisateur :</text:span></text:p>
      <text:list xml:id="list3163487928" text:style-name="L7">
        <text:list-item>
          <text:p text:style-name="P30">s’il y a une erreur de valeur (la réponse n’est pas un nombre) le programme repose la même question</text:p>
        </text:list-item>
        <text:list-item>
          <text:p text:style-name="P9"><text:span text:style-name="T38">si</text:span><text:span text:style-name="T55"> la réponse est bien un nombre je vérifie que ce nombre correspond bien à une valeur possible</text:span></text:p>
        </text:list-item>
        <text:list-item>
          <text:p text:style-name="P9"><text:span text:style-name="T38">s</text:span><text:span text:style-name="T55">’il l’est le programme poursuit, sinon le programme repose la question.</text:span></text:p>
        </text:list-item>
      </text:list>
      <text:p text:style-name="P7"><text:line-break/></text:p>
      <text:h text:style-name="P1" text:outline-level="1"><text:bookmark-start text:name="__RefHeading___Toc2103_3081698669"/>Conclusion.<text:bookmark-end text:name="__RefHeading___Toc2103_3081698669"/></text:h>
      <text:p text:style-name="P31">J’ai trouvé que ce projet était le plus intéressant jusqu’ici car il fait appel à SQL et approche les fonctionnalités des API.</text:p>
      <text:p text:style-name="P31">Le programme fonctionne correctement mais le code pourrait être largement optimisé notamment en factorisant certaines méthod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5:57:17.939953207</meta:creation-date>
    <dc:date>2020-11-04T00:24:22.467344780</dc:date>
    <meta:editing-duration>PT8H16M53S</meta:editing-duration>
    <meta:editing-cycles>5</meta:editing-cycles>
    <meta:generator>LibreOffice/6.4.6.2$Linux_X86_64 LibreOffice_project/40$Build-2</meta:generator>
    <meta:document-statistic meta:table-count="0" meta:image-count="1" meta:object-count="0" meta:page-count="2" meta:paragraph-count="69" meta:word-count="1383" meta:character-count="8750" meta:non-whitespace-character-count="7437"/>
  </office:meta>
</office:document-meta>
</file>